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63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Currency" style:data-style-name="N125">
      <style:text-properties fo:color="#000000"/>
    </style:style>
    <style:style style:name="ce4" style:family="table-cell" style:parent-style-name="Currency" style:data-style-name="N126">
      <style:text-properties fo:color="#000000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74pt" svg:stroke-color="#4a7ebb" svg:stroke-opacity="100%" draw:fill="none" fo:padding-top="-0.62pt" fo:padding-bottom="-0.62pt" fo:padding-left="-0.62pt" fo:padding-right="-0.62pt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1">
          <table:table-cell>
            <draw:g table:end-cell-address="Sheet1.H15" table:end-x="33.02pt" table:end-y="12.02pt" draw:z-index="0" draw:name="Chart 8">
              <draw:frame draw:name="Chart 2" draw:style-name="gr1" svg:width="360pt" svg:height="216pt" svg:x="9.01pt" svg:y="6.01pt">
                <loext:p/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  <draw:connector draw:name="Straight Connector 15" draw:style-name="gr2" draw:text-style-name="P1" draw:type="line" svg:x1="145.5pt" svg:y1="142.5pt" svg:x2="146.24pt" svg:y2="196.5pt" svg:d="M5133 5027l26 1905" svg:viewBox="0 0 27 1906">
                <text:p/>
              </draw:connector>
              <draw:connector draw:name="Straight Connector 16" draw:style-name="gr2" draw:text-style-name="P1" draw:type="line" svg:x1="207.75pt" svg:y1="22.51pt" svg:x2="209.99pt" svg:y2="191.99pt" svg:d="M7329 794l79 5979" svg:viewBox="0 0 80 5980">
                <text:p/>
              </draw:connector>
            </draw:g>
          </table:table-cell>
          <table:table-cell table:number-columns-repeated="8"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266" calcext:value-type="float">
            <text:p>1426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7945" calcext:value-type="float">
            <text:p>7945</text:p>
          </table:table-cell>
          <table:table-cell office:value-type="float" office:value="11212" calcext:value-type="float">
            <text:p>11212</text:p>
          </table:table-cell>
          <table:table-cell table:number-columns-repeated="1011"/>
        </table:table-row>
        <table:table-row table:style-name="ro1">
          <table:table-cell table:number-columns-repeated="8"/>
          <table:table-cell>
            <draw:frame table:end-cell-address="Sheet1.S20" table:end-x="12.05pt" table:end-y="10.54pt" draw:z-index="1" draw:name="Chart 2" draw:style-name="gr1" svg:width="449.26pt" svg:height="244.49pt" svg:x="42.8pt" svg:y="6.07pt">
              <loext:p draw:notify-on-update-of-ranges="Sheet1.J1:Sheet1.M1 Sheet1.I2:Sheet1.I2 Sheet1.J2:Sheet1.M2 Sheet1.I3:Sheet1.I3 Sheet1.J3:Sheet1.M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 calcext:value-type="string">
            <text:p>star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rev</text:p>
          </table:table-cell>
          <table:table-cell office:value-type="float" office:value="0" calcext:value-type="float">
            <text:p>0</text:p>
          </table:table-cell>
          <table:table-cell table:formula="of:=[.K2]-[.K3]" office:value-type="float" office:value="0" calcext:value-type="float">
            <text:p>0</text:p>
          </table:table-cell>
          <table:table-cell table:formula="of:=[.L2]-[.L3]" office:value-type="float" office:value="2055" calcext:value-type="float">
            <text:p>2055</text:p>
          </table:table-cell>
          <table:table-cell table:formula="of:=[.M2]-[.M3]" office:value-type="float" office:value="3054" calcext:value-type="float">
            <text:p>305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>
            <draw:frame table:end-cell-address="Sheet1.H31" table:end-x="33.02pt" table:end-y="3.8pt" draw:z-index="2" draw:name="Chart 4" draw:style-name="gr1" svg:width="360pt" svg:height="216pt" svg:x="9.01pt" svg:y="12.81pt">
              <loext:p draw:notify-on-update-of-ranges="Sheet1.J5:Sheet1.M5 Sheet1.I7:Sheet1.I7 Sheet1.J7:Sheet1.M7 Sheet1.I6:Sheet1.I6 Sheet1.J6:Sheet1.M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total revenue</text:p>
          </table:table-cell>
          <table:table-cell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07.25335616438" calcext:value-type="float">
            <text:p>3807.253356164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 days</text:p>
          </table:table-cell>
          <table:table-cell office:value-type="string" calcext:value-type="string">
            <text:p>90 days</text:p>
          </table:table-cell>
          <table:table-cell office:value-type="string" calcext:value-type="string">
            <text:p>135 days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80.3630684932" calcext:value-type="float">
            <text:p>11980.3630684932</text:p>
          </table:table-cell>
          <table:table-cell table:number-columns-repeated="3"/>
          <table:table-cell office:value-type="string" calcext:value-type="string">
            <text:p>Costs</text:p>
          </table:table-cell>
          <table:table-cell table:style-name="ce3" office:value-type="currency" office:currency="EUR" office:value="3787" calcext:value-type="currency">
            <text:p>€3,787 </text:p>
          </table:table-cell>
          <table:table-cell table:style-name="ce3" office:value-type="currency" office:currency="EUR" office:value="7870" calcext:value-type="currency">
            <text:p>€7,870 </text:p>
          </table:table-cell>
          <table:table-cell table:style-name="ce3" office:value-type="currency" office:currency="EUR" office:value="10369" calcext:value-type="currency">
            <text:p>€10,369 </text:p>
          </table:table-cell>
          <table:table-cell/>
          <table:table-cell office:value-type="string" calcext:value-type="string">
            <text:p>Revenue</text:p>
          </table:table-cell>
          <table:table-cell table:style-name="ce4" office:value-type="currency" office:currency="EUR" office:value="0" calcext:value-type="currency">
            <text:p><text:s/>€ -00 </text:p>
          </table:table-cell>
          <table:table-cell table:style-name="ce4" table:formula="of:=[.G4]" office:value-type="currency" office:currency="EUR" office:value="3807.25335616438" calcext:value-type="currency">
            <text:p><text:s/>€  3,807 </text:p>
          </table:table-cell>
          <table:table-cell table:style-name="ce4" table:formula="of:=[.H4]" office:value-type="currency" office:currency="EUR" office:value="11980.3630684932" calcext:value-type="currency">
            <text:p><text:s/>€  11,980 </text:p>
          </table:table-cell>
          <table:table-cell table:style-name="ce4" table:formula="of:=[.I4]" office:value-type="currency" office:currency="EUR" office:value="16997.2384931507" calcext:value-type="currency">
            <text:p><text:s/>€  16,997 </text:p>
          </table:table-cell>
          <table:table-cell table:number-columns-repeated="100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997.2384931507" calcext:value-type="float">
            <text:p>16997.2384931507</text:p>
          </table:table-cell>
          <table:table-cell table:number-columns-repeated="3"/>
          <table:table-cell office:value-type="string" calcext:value-type="string">
            <text:p>Revenue</text:p>
          </table:table-cell>
          <table:table-cell table:style-name="ce3" office:value-type="currency" office:currency="EUR" office:value="3807.25335616438" calcext:value-type="currency">
            <text:p>€3,807 </text:p>
          </table:table-cell>
          <table:table-cell table:style-name="ce3" office:value-type="currency" office:currency="EUR" office:value="11980.3630684932" calcext:value-type="currency">
            <text:p>€11,980 </text:p>
          </table:table-cell>
          <table:table-cell table:style-name="ce3" office:value-type="currency" office:currency="EUR" office:value="16997.2384931507" calcext:value-type="currency">
            <text:p>€16,997 </text:p>
          </table:table-cell>
          <table:table-cell/>
          <table:table-cell office:value-type="string" calcext:value-type="string">
            <text:p>Costs</text:p>
          </table:table-cell>
          <table:table-cell table:style-name="ce4" office:value-type="currency" office:currency="EUR" office:value="500" calcext:value-type="currency">
            <text:p><text:s/>€  500 </text:p>
          </table:table-cell>
          <table:table-cell table:style-name="ce4" table:formula="of:=[.G3]-[.G4]" office:value-type="currency" office:currency="EUR" office:value="-20.2533561643841" calcext:value-type="currency">
            <text:p><text:s/>€ ( 020)</text:p>
          </table:table-cell>
          <table:table-cell table:style-name="ce4" table:formula="of:=[.H3]-[.H4]" office:value-type="currency" office:currency="EUR" office:value="-4110.36306849315" calcext:value-type="currency">
            <text:p><text:s/>€ ( 4,110)</text:p>
          </table:table-cell>
          <table:table-cell table:style-name="ce4" table:formula="of:=[.I3]-[.I4]" office:value-type="currency" office:currency="EUR" office:value="-6628.23849315069" calcext:value-type="currency">
            <text:p><text:s/>€ ( 6,628)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Revenue - 20%</text:p>
          </table:table-cell>
          <table:table-cell table:style-name="ce3" table:formula="of:=[.G4]*0.8" office:value-type="currency" office:currency="EUR" office:value="3045.80268493151" calcext:value-type="currency">
            <text:p>€3,046 </text:p>
          </table:table-cell>
          <table:table-cell table:style-name="ce3" table:formula="of:=[.H4]*0.8" office:value-type="currency" office:currency="EUR" office:value="9584.29045479452" calcext:value-type="currency">
            <text:p>€9,584 </text:p>
          </table:table-cell>
          <table:table-cell table:style-name="ce3" table:formula="of:=[.I4]*0.8" office:value-type="currency" office:currency="EUR" office:value="13597.7907945206" calcext:value-type="currency">
            <text:p>€13,598 </text:p>
          </table:table-cell>
          <table:table-cell/>
          <table:table-cell office:value-type="string" calcext:value-type="string">
            <text:p>Revenue - 20%</text:p>
          </table:table-cell>
          <table:table-cell table:style-name="ce4" office:value-type="currency" office:currency="EUR" office:value="-500" calcext:value-type="currency">
            <text:p><text:s/>€ ( 500)</text:p>
          </table:table-cell>
          <table:table-cell table:style-name="ce4" table:formula="of:=[.G5]-[.G3]" office:value-type="currency" office:currency="EUR" office:value="-741.197315068493" calcext:value-type="currency">
            <text:p><text:s/>€ ( 741)</text:p>
          </table:table-cell>
          <table:table-cell table:style-name="ce4" table:formula="of:=[.H5]-[.H3]" office:value-type="currency" office:currency="EUR" office:value="1714.29045479452" calcext:value-type="currency">
            <text:p><text:s/>€  1,714 </text:p>
          </table:table-cell>
          <table:table-cell table:style-name="ce4" table:formula="of:=[.I5]-[.I3]" office:value-type="currency" office:currency="EUR" office:value="3228.79079452055" calcext:value-type="currency">
            <text:p><text:s/>€  3,229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sts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Revenue + 20%</text:p>
          </table:table-cell>
          <table:table-cell table:style-name="ce3" table:formula="of:=[.G4]*1.2" office:value-type="currency" office:currency="EUR" office:value="4568.70402739726" calcext:value-type="currency">
            <text:p>€4,569 </text:p>
          </table:table-cell>
          <table:table-cell table:style-name="ce3" table:formula="of:=[.H4]*1.2" office:value-type="currency" office:currency="EUR" office:value="14376.4356821918" calcext:value-type="currency">
            <text:p>€14,376 </text:p>
          </table:table-cell>
          <table:table-cell table:style-name="ce3" table:formula="of:=[.I4]*1.2" office:value-type="currency" office:currency="EUR" office:value="20396.6861917808" calcext:value-type="currency">
            <text:p>€20,397 </text:p>
          </table:table-cell>
          <table:table-cell/>
          <table:table-cell office:value-type="string" calcext:value-type="string">
            <text:p>Revenue + 20%</text:p>
          </table:table-cell>
          <table:table-cell table:style-name="ce4" office:value-type="currency" office:currency="EUR" office:value="0" calcext:value-type="currency">
            <text:p><text:s/>€ -00 </text:p>
          </table:table-cell>
          <table:table-cell table:style-name="ce4" table:formula="of:=[.G6]-[.G5]" office:value-type="currency" office:currency="EUR" office:value="1522.90134246575" calcext:value-type="currency">
            <text:p><text:s/>€  1,523 </text:p>
          </table:table-cell>
          <table:table-cell table:style-name="ce4" table:formula="of:=[.H6]-[.H5]" office:value-type="currency" office:currency="EUR" office:value="4792.14522739726" calcext:value-type="currency">
            <text:p><text:s/>€  4,792 </text:p>
          </table:table-cell>
          <table:table-cell table:style-name="ce4" table:formula="of:=[.I6]-[.I5]" office:value-type="currency" office:currency="EUR" office:value="6798.89539726027" calcext:value-type="currency">
            <text:p><text:s/>€  6,799 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87" calcext:value-type="float">
            <text:p>3787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70" calcext:value-type="float">
            <text:p>7870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369" calcext:value-type="float">
            <text:p>10369</text:p>
          </table:table-cell>
          <table:table-cell table:number-columns-repeated="4"/>
          <table:table-cell>
            <draw:frame table:end-cell-address="Sheet2.O24" table:end-x="48.22pt" table:end-y="1.5pt" draw:z-index="0" draw:name="Chart 1" draw:style-name="gr1" svg:width="527.24pt" svg:height="216pt" svg:x="29.48pt" svg:y="10.49pt">
              <loext:p draw:notify-on-update-of-ranges="Sheet2.L2:Sheet2.O2 Sheet2.K3:Sheet2.K3 Sheet2.L3:Sheet2.O3 Sheet2.K4:Sheet2.K4 Sheet2.L4:Sheet2.O4 Sheet2.K5:Sheet2.K5 Sheet2.L5:Sheet2.O5 Sheet2.K6:Sheet2.K6 Sheet2.L6:Sheet2.O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25P0" style:volatile="true">
      <number:currency-symbol number:language="en" number:country="IE">€</number:currency-symbol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text>-</number:text>
      <number:currency-symbol number:language="en" number:country="IE">€</number:currency-symbol>
      <number:number number:decimal-places="0" loext:min-decimal-places="0" number:min-integer-digits="1" number:grouping="true"/>
      <number:text> </number:text>
    </number:currency-style>
    <number:currency-style style:name="N125P2" style:volatile="true">
      <number:currency-symbol number:language="en" number:country="IE">€</number:currency-symbol>
      <number:text>-</number:text>
      <number:number number:decimal-places="0" loext:min-decimal-places="0" number:min-integer-digits="2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 number:language="bg" number:country="BG">€</number:currency-symbol>
      <number:text> </number:text>
      <number:number number:decimal-places="0" loext:min-decimal-places="0" number:min-integer-digits="3" number:grouping="true">
        <number:embedded-text number:position="5"> </number:embedded-text>
      </number:number>
      <number:text> </number:text>
    </number:currency-style>
    <number:currency-style style:name="N126P1" style:volatile="true">
      <number:text> </number:text>
      <number:currency-symbol number:language="bg" number:country="BG">€</number:currency-symbol>
      <number:text> (</number:text>
      <number:number number:decimal-places="0" loext:min-decimal-places="0" number:min-integer-digits="3" number:grouping="true">
        <number:embedded-text number:position="5"> </number:embedded-text>
      </number:number>
      <number:text>)</number:text>
    </number:currency-style>
    <number:currency-style style:name="N126P2" style:volatile="true">
      <number:text> </number:text>
      <number:currency-symbol number:language="bg" number:country="BG">€</number:currency-symbol>
      <number:text> -</number:text>
      <number:number number:decimal-places="0" loext:min-decimal-places="0" number:min-integer-digits="2"/>
      <number:text>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currency-symbol number:language="en" number:country="US">$</number:currency-symbol>
      <number:number number:decimal-places="0" loext:min-decimal-places="0" number:min-integer-digits="0" number:grouping="true"/>
    </number:currency-style>
    <number:currency-style style:name="N127">
      <number:text>-</number:text>
      <number:currency-symbol number:language="en" number:country="US">$</number:currency-symbol>
      <number:number number:decimal-places="0" loext:min-decimal-places="0" number:min-integer-digits="0" number:grouping="true"/>
      <style:map style:condition="value()&gt;=0" style:apply-style-name="N127P0"/>
    </number:currency-style>
    <number:currency-style style:name="N10111" number:language="en" number:country="IE">
      <number:currency-symbol number:language="en" number:country="IE">€</number:currency-symbol>
      <number:number number:decimal-places="0" loext:min-decimal-places="0" number:min-integer-digits="1" number:grouping="true"/>
      <number:text> </number:text>
    </number:currency-style>
    <number:currency-style style:name="N10112" number:language="en" number:country="IE">
      <number:text>-</number:text>
      <number:currency-symbol number:language="en" number:country="IE">€</number:currency-symbol>
      <number:number number:decimal-places="0" loext:min-decimal-places="0" number:min-integer-digits="1" number:grouping="true"/>
      <number:text> </number:text>
    </number:currency-style>
    <number:currency-style style:name="N10113" number:language="en" number:country="IE">
      <number:currency-symbol number:language="en" number:country="IE">€</number:currency-symbol>
      <number:text>-</number:text>
      <number:number number:decimal-places="0" loext:min-decimal-places="0" number:min-integer-digits="2"/>
      <number:text> </number:text>
    </number:currency-style>
    <number:currency-style style:name="N10114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4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5P0" style:volatile="true" number:language="en" number:country="IE">
      <number:currency-symbol>€1809</number:currency-symbol>
      <number:number number:decimal-places="0" loext:min-decimal-places="0" number:min-integer-digits="1" number:grouping="true"/>
    </number:currency-style>
    <number:currency-style style:name="N10115" number:language="en" number:country="IE">
      <number:text>-</number:text>
      <number:currency-symbol>€1809</number:currency-symbol>
      <number:number number:decimal-places="0" loext:min-decimal-places="0" number:min-integer-digits="1" number:grouping="true"/>
      <style:map style:condition="value()&gt;=0" style:apply-style-name="N10115P0"/>
    </number:currency-style>
    <number:currency-style style:name="N10116P0" style:volatile="true" number:language="en" number:country="I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10116" number:language="en" number:country="IE"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10116P0"/>
    </number:currency-style>
    <number:currency-style style:name="N10117" number:language="en" number:country="IE">
      <number:currency-symbol number:language="en" number:country="IE">€</number:currency-symbol>
      <number:text>k</number:text>
    </number:currency-style>
    <number:currency-style style:name="N10118" number:language="en" number:country="IE">
      <number:currency-symbol>€</number:currency-symbol>
      <number:number number:decimal-places="0" loext:min-decimal-places="0" number:min-integer-digits="0"/>
      <number:text>k</number:text>
    </number:currency-style>
    <number:number-style style:name="N10119" number:language="en" number:country="IE">
      <number:number number:decimal-places="0" loext:min-decimal-places="0" number:min-integer-digits="0" number:display-factor="1000"/>
      <number:text>k</number:text>
    </number:number-style>
    <number:number-style style:name="N10120" number:language="en" number:country="IE">
      <number:text>€</number:text>
      <number:number number:decimal-places="0" loext:min-decimal-places="0" number:min-integer-digits="0" number:display-factor="1000"/>
      <number:text>k</number:text>
    </number:number-style>
    <number:currency-style style:name="N20107" number:language="bg" number:country="BG">
      <number:text> </number:text>
      <number:currency-symbol number:language="bg" number:country="BG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108" number:language="bg" number:country="BG">
      <number:text> </number:text>
      <number:currency-symbol number:language="bg" number:country="BG">€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09" number:language="bg" number:country="BG">
      <number:text> </number:text>
      <number:currency-symbol number:language="bg" number:country="BG">€</number:currency-symbol>
      <number:text> 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meta:initial-creator>Kevin K</meta:initial-creator>
    <meta:creation-date>2015-08-11T19:08:56Z</meta:creation-date>
    <dc:date>2015-08-17T20:02:14.104771000</dc:date>
    <meta:editing-duration>PT1M44S</meta:editing-duration>
    <meta:editing-cycles>1</meta:editing-cycles>
    <meta:document-statistic meta:table-count="3" meta:cell-count="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draw:stroke="none" draw:fill="gradient" draw:fill-gradient-name="a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>
      <style:graphic-properties draw:fill="gradient" draw:fill-color="#d9d9d9" draw:fill-gradient-name="a1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legend chart:legend-position="end" svg:x="10.123cm" svg:y="3.229cm" style:legend-expansion="high" chart:style-name="ch2"/>
        <chart:plot-area chart:style-name="ch3" table:cell-range-address="Sheet1.I1:Sheet1.M3" chart:data-source-has-labels="both" svg:x="0.254cm" svg:y="0.152cm" svg:width="9.615cm" svg:height="7.316cm">
          <chartooo:coordinate-region svg:x="1.215cm" svg:y="0.368cm" svg:width="8.167cm" svg:height="6.42cm"/>
          <chart:axis chart:dimension="x" chart:name="primary-x" chart:style-name="ch4" chartooo:axis-type="text">
            <chart:categories table:cell-range-address="Sheet1.J1:Shee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M2" chart:label-cell-address="Sheet1.I2:Sheet1.I2" chart:class="chart:line">
            <chart:data-point chart:repeated="4"/>
          </chart:series>
          <chart:series chart:style-name="ch8" chart:values-cell-range-address="Sheet1.J3:Sheet1.M3" chart:label-cell-address="Sheet1.I3:Sheet1.I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J1:Sheet1.M1</svg:desc>
                </draw:g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High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Sheet1.I2:Sheet1.I2</svg:desc>
                </draw:g>
              </table:table-cell>
              <table:table-cell office:value-type="float" office:value="0">
                <text:p>0</text:p>
                <draw:g>
                  <svg:desc>Sheet1.J2:Sheet1.M2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Cost</text:p>
                <draw:g>
                  <svg:desc>Sheet1.I3:Sheet1.I3</svg:desc>
                </draw:g>
              </table:table-cell>
              <table:table-cell office:value-type="float" office:value="1000">
                <text:p>1000</text:p>
                <draw:g>
                  <svg:desc>Sheet1.J3:Sheet1.M3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7945">
                <text:p>7945</text:p>
              </table:table-cell>
              <table:table-cell office:value-type="float" office:value="11212">
                <text:p>1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linear" draw:start-color="#9ab5e4" draw:end-color="#c2d1ed" draw:start-intensity="100%" draw:end-intensity="100%" draw:angle="0" draw:border="0%"/>
    <draw:gradient draw:name="a1" draw:style="linear" draw:start-color="#9ab5e4" draw:end-color="#c2d1ed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2.0002403259277pt" style:font-size-asian="12.0002403259277pt" style:font-size-complex="12.0002403259277pt"/>
    </style:style>
    <style:style style:name="ch3" style:family="chart">
      <style:chart-properties chart:symbol-type="automatic" chart:treat-empty-cells="leave-gap" chart:series-source="rows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2.0002403259277pt" style:font-size-asian="12.0002403259277pt" style:font-size-complex="12.0002403259277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21cm" chart:symbol-height="0.21cm" chart:link-data-style-to-source="true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1cm" chart:symbol-height="0.21cm" chart:link-data-style-to-source="true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49cm" svg:height="8.625cm" xlink:href=".." xlink:type="simple" chart:class="chart:line" chart:style-name="ch1">
        <chart:legend chart:legend-position="end" svg:x="12.984cm" svg:y="3.638cm" style:legend-expansion="high" chart:style-name="ch2"/>
        <chart:plot-area chart:style-name="ch3" table:cell-range-address="Sheet1.I1:Sheet1.M3" chart:data-source-has-labels="both" svg:x="0.248cm" svg:y="0.383cm" svg:width="13.352cm" svg:height="8.241cm">
          <chartooo:coordinate-region svg:x="1.339cm" svg:y="0.645cm" svg:width="11.651cm" svg:height="7.206cm"/>
          <chart:axis chart:dimension="x" chart:name="primary-x" chart:style-name="ch4" chartooo:axis-type="text">
            <chart:categories table:cell-range-address="Sheet1.J1:Shee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M2" chart:label-cell-address="Sheet1.I2:Sheet1.I2" chart:class="chart:line">
            <chart:data-point chart:repeated="4"/>
          </chart:series>
          <chart:series chart:style-name="ch8" chart:values-cell-range-address="Sheet1.J3:Sheet1.M3" chart:label-cell-address="Sheet1.I3:Sheet1.I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J1:Sheet1.M1</svg:desc>
                </draw:g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High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Sheet1.I2:Sheet1.I2</svg:desc>
                </draw:g>
              </table:table-cell>
              <table:table-cell office:value-type="float" office:value="0">
                <text:p>0</text:p>
                <draw:g>
                  <svg:desc>Sheet1.J2:Sheet1.M2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Cost</text:p>
                <draw:g>
                  <svg:desc>Sheet1.I3:Sheet1.I3</svg:desc>
                </draw:g>
              </table:table-cell>
              <table:table-cell office:value-type="float" office:value="1000">
                <text:p>1000</text:p>
                <draw:g>
                  <svg:desc>Sheet1.J3:Sheet1.M3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7945">
                <text:p>7945</text:p>
              </table:table-cell>
              <table:table-cell office:value-type="float" office:value="11212">
                <text:p>11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tacked="true" chart:treat-empty-cells="use-zero" chart:series-source="rows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area" chart:row-mapping="1 0" chart:style-name="ch1">
        <chart:legend chart:legend-position="end" svg:x="11.366cm" svg:y="3.229cm" style:legend-expansion="high" chart:style-name="ch2"/>
        <chart:plot-area chart:style-name="ch3" table:cell-range-address="Sheet1.I5:Sheet1.M7" chart:data-source-has-labels="both" svg:x="0.176cm" svg:y="0.071cm" svg:width="10.945cm" svg:height="7.267cm">
          <chartooo:coordinate-region svg:x="1.137cm" svg:y="0.287cm" svg:width="9.506cm" svg:height="6.371cm"/>
          <chart:axis chart:dimension="x" chart:name="primary-x" chart:style-name="ch4" chartooo:axis-type="text">
            <chart:categories table:cell-range-address="Sheet1.J5:Sheet1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7:Sheet1.M7" chart:label-cell-address="Sheet1.I7:Sheet1.I7" chart:class="chart:area">
            <chart:data-point chart:repeated="4"/>
          </chart:series>
          <chart:series chart:style-name="ch8" chart:values-cell-range-address="Sheet1.J6:Sheet1.M6" chart:label-cell-address="Sheet1.I6:Sheet1.I6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J5:Sheet1.M5</svg:desc>
                </draw:g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high</text:p>
              </table:table-cell>
            </table:table-row>
          </table:table-header-rows>
          <table:table-rows>
            <table:table-row>
              <table:table-cell office:value-type="string">
                <text:p>cost</text:p>
                <draw:g>
                  <svg:desc>Sheet1.I7:Sheet1.I7</svg:desc>
                </draw:g>
              </table:table-cell>
              <table:table-cell office:value-type="float" office:value="1000">
                <text:p>1000</text:p>
                <draw:g>
                  <svg:desc>Sheet1.J7:Sheet1.M7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rev</text:p>
                <draw:g>
                  <svg:desc>Sheet1.I6:Sheet1.I6</svg:desc>
                </draw:g>
              </table:table-cell>
              <table:table-cell office:value-type="float" office:value="0">
                <text:p>0</text:p>
                <draw:g>
                  <svg:desc>Sheet1.J6:Sheet1.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055">
                <text:p>2055</text:p>
              </table:table-cell>
              <table:table-cell office:value-type="float" office:value="3054">
                <text:p>3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116P0" style:volatile="true" number:language="en" number:country="IE">
      <number:currency-symbol number:language="en" number:country="IE">€</number:currency-symbol>
      <number:number number:decimal-places="0" loext:min-decimal-places="0" number:min-integer-digits="1" number:grouping="true"/>
    </number:currency-style>
    <number:currency-style style:name="N10116" number:language="en" number:country="IE">
      <number:text>-</number:text>
      <number:currency-symbol number:language="en" number:country="IE">€</number:currency-symbol>
      <number:number number:decimal-places="0" loext:min-decimal-places="0" number:min-integer-digits="1" number:grouping="true"/>
      <style:map style:condition="value()&gt;=0" style:apply-style-name="N10116P0"/>
    </number:currency-style>
    <number:number-style style:name="N10120" number:language="en" number:country="IE">
      <number:text>€</number:text>
      <number:number number:decimal-places="0" loext:min-decimal-places="0" number:min-integer-digits="0" number:display-factor="1000"/>
      <number:text>k</number:text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pt" fo:font-weight="bold" style:font-size-asian="10pt" style:font-size-complex="10pt"/>
    </style:style>
    <style:style style:name="ch3" style:family="chart">
      <style:chart-properties chart:stacked="true" chart:treat-empty-cells="leave-gap" chart:series-source="rows"/>
      <style:graphic-properties draw:stroke="none" draw:fill="non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4pt" fo:font-weight="bold" style:font-size-asian="10pt" style:font-size-complex="10pt"/>
    </style:style>
    <style:style style:name="ch5" style:family="chart" style:data-style-name="N10120">
      <style:chart-properties chart:display-label="true" chart:logarithmic="false" chart:interval-major="5000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4pt" fo:font-weight="bold" style:font-size-asian="10pt" style:font-size-complex="10pt"/>
    </style:style>
    <style:style style:name="ch6" style:family="chart" style:data-style-name="N101">
      <style:chart-properties chart:symbol-type="none" chart:link-data-style-to-source="true"/>
      <style:graphic-properties svg:stroke-width="0.106cm" svg:stroke-color="#4f81bd" draw:fill="none" draw:fill-color="#4f81bd"/>
      <style:text-properties fo:font-size="10pt" style:font-size-asian="10pt" style:font-size-complex="10pt"/>
    </style:style>
    <style:style style:name="ch7" style:family="chart" style:data-style-name="N10116">
      <style:chart-properties chart:symbol-type="none" chart:link-data-style-to-source="true"/>
      <style:graphic-properties svg:stroke-width="0.106cm" svg:stroke-color="#ff0000" draw:fill="none" draw:fill-color="#ff0000"/>
      <style:text-properties fo:font-size="10pt" style:font-size-asian="10pt" style:font-size-complex="10pt"/>
    </style:style>
    <style:style style:name="ch8" style:family="chart" style:data-style-name="N101">
      <style:chart-properties chart:symbol-type="none" chart:link-data-style-to-source="true"/>
      <style:graphic-properties draw:stroke="dash" draw:stroke-dash="SysDot" svg:stroke-width="0.106cm" svg:stroke-color="#f79646" draw:fill="none" draw:fill-color="#f7964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-dash="LongDash"/>
    </style:style>
    <style:style style:name="ch10" style:family="chart" style:data-style-name="N10120">
      <style:chart-properties chart:symbol-type="none" chart:link-data-style-to-source="true"/>
      <style:graphic-properties draw:stroke="dash" draw:stroke-dash="LongDash" svg:stroke-width="0.106cm" svg:stroke-color="#9966cc" draw:fill="none" draw:fill-color="#9966cc"/>
      <style:text-properties fo:font-size="10pt" style:font-size-asian="10pt" style:font-size-complex="10pt"/>
    </style:style>
    <style:style style:name="ch11" style:family="chart">
      <style:graphic-properties draw:fill="none" draw:fill-color="#d9d9d9" draw:opacity="0%"/>
    </style:style>
    <style:style style:name="ch12" style:family="chart">
      <style:graphic-properties draw:fill-color="#d9d9d9"/>
    </style:style>
  </office:automatic-styles>
  <office:body>
    <office:chart>
      <chart:chart svg:width="18.601cm" svg:height="7.621cm" xlink:href=".." xlink:type="simple" chart:class="chart:line" chart:style-name="ch1">
        <chart:legend svg:x="13.72cm" svg:y="0.719cm" style:legend-expansion="custom" chartooo:width="4.88cm" chartooo:height="2.748cm" style:legend-expansion-aspect-ratio="1.77583697234352" chart:style-name="ch2"/>
        <chart:plot-area chart:style-name="ch3" table:cell-range-address="Sheet2.K2:Sheet2.O6" chart:data-source-has-labels="both" svg:x="0.29cm" svg:y="0.211cm" svg:width="14.029cm" svg:height="7.264cm">
          <chartooo:coordinate-region svg:x="1.512cm" svg:y="0.511cm" svg:width="11.918cm" svg:height="6.116cm"/>
          <chart:axis chart:dimension="x" chart:name="primary-x" chart:style-name="ch4" chartooo:axis-type="text">
            <chart:categories table:cell-range-address="Sheet2.L2:Sheet2.O2"/>
          </chart:axis>
          <chart:axis chart:dimension="y" chart:name="primary-y" chart:style-name="ch5"/>
          <chart:series chart:style-name="ch6" chart:values-cell-range-address="Sheet2.L3:Sheet2.O3" chart:label-cell-address="Sheet2.K3:Sheet2.K3" chart:class="chart:line">
            <chart:data-point chart:repeated="4"/>
          </chart:series>
          <chart:series chart:style-name="ch7" chart:values-cell-range-address="Sheet2.L4:Sheet2.O4" chart:label-cell-address="Sheet2.K4:Sheet2.K4" chart:class="chart:line">
            <chart:data-point chart:repeated="4"/>
          </chart:series>
          <chart:series chart:style-name="ch8" chart:values-cell-range-address="Sheet2.L5:Sheet2.O5" chart:label-cell-address="Sheet2.K5:Sheet2.K5" chart:class="chart:line">
            <chart:data-point chart:repeated="2"/>
            <chart:data-point chart:style-name="ch9" chart:repeated="2"/>
          </chart:series>
          <chart:series chart:style-name="ch10" chart:values-cell-range-address="Sheet2.L6:Sheet2.O6" chart:label-cell-address="Sheet2.K6:Sheet2.K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L2:Sheet2.O2</svg:desc>
                </draw:g>
              </table:table-cell>
              <table:table-cell office:value-type="string">
                <text:p>45 days</text:p>
              </table:table-cell>
              <table:table-cell office:value-type="string">
                <text:p>90 days</text:p>
              </table:table-cell>
              <table:table-cell office:value-type="string">
                <text:p>135 days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Sheet2.K3:Sheet2.K3</svg:desc>
                </draw:g>
              </table:table-cell>
              <table:table-cell office:value-type="float" office:value="0">
                <text:p>0</text:p>
                <draw:g>
                  <svg:desc>Sheet2.L3:Sheet2.O3</svg:desc>
                </draw:g>
              </table:table-cell>
              <table:table-cell office:value-type="float" office:value="3807.25335616438">
                <text:p>3807.25335616438</text:p>
              </table:table-cell>
              <table:table-cell office:value-type="float" office:value="11980.3630684932">
                <text:p>11980.3630684932</text:p>
              </table:table-cell>
              <table:table-cell office:value-type="float" office:value="16997.2384931507">
                <text:p>16997.2384931507</text:p>
              </table:table-cell>
            </table:table-row>
            <table:table-row>
              <table:table-cell office:value-type="string">
                <text:p>Costs</text:p>
                <draw:g>
                  <svg:desc>Sheet2.K4:Sheet2.K4</svg:desc>
                </draw:g>
              </table:table-cell>
              <table:table-cell office:value-type="float" office:value="500">
                <text:p>500</text:p>
                <draw:g>
                  <svg:desc>Sheet2.L4:Sheet2.O4</svg:desc>
                </draw:g>
              </table:table-cell>
              <table:table-cell office:value-type="float" office:value="-20.2533561643841">
                <text:p>-20.2533561643841</text:p>
              </table:table-cell>
              <table:table-cell office:value-type="float" office:value="-4110.36306849315">
                <text:p>-4110.36306849315</text:p>
              </table:table-cell>
              <table:table-cell office:value-type="float" office:value="-6628.23849315069">
                <text:p>-6628.23849315069</text:p>
              </table:table-cell>
            </table:table-row>
            <table:table-row>
              <table:table-cell office:value-type="string">
                <text:p>Revenue - 20%</text:p>
                <draw:g>
                  <svg:desc>Sheet2.K5:Sheet2.K5</svg:desc>
                </draw:g>
              </table:table-cell>
              <table:table-cell office:value-type="float" office:value="-500">
                <text:p>-500</text:p>
                <draw:g>
                  <svg:desc>Sheet2.L5:Sheet2.O5</svg:desc>
                </draw:g>
              </table:table-cell>
              <table:table-cell office:value-type="float" office:value="-741.197315068493">
                <text:p>-741.197315068493</text:p>
              </table:table-cell>
              <table:table-cell office:value-type="float" office:value="1714.29045479452">
                <text:p>1714.29045479452</text:p>
              </table:table-cell>
              <table:table-cell office:value-type="float" office:value="3228.79079452055">
                <text:p>3228.79079452055</text:p>
              </table:table-cell>
            </table:table-row>
            <table:table-row>
              <table:table-cell office:value-type="string">
                <text:p>Revenue + 20%</text:p>
                <draw:g>
                  <svg:desc>Sheet2.K6:Sheet2.K6</svg:desc>
                </draw:g>
              </table:table-cell>
              <table:table-cell office:value-type="float" office:value="0">
                <text:p>0</text:p>
                <draw:g>
                  <svg:desc>Sheet2.L6:Sheet2.O6</svg:desc>
                </draw:g>
              </table:table-cell>
              <table:table-cell office:value-type="float" office:value="1522.90134246575">
                <text:p>1522.90134246575</text:p>
              </table:table-cell>
              <table:table-cell office:value-type="float" office:value="4792.14522739726">
                <text:p>4792.14522739726</text:p>
              </table:table-cell>
              <table:table-cell office:value-type="float" office:value="6798.89539726027">
                <text:p>6798.895397260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Dash" draw:style="rect" draw:dots1="1" draw:dots1-length="0.847cm" draw:distance="0.106cm"/>
    <draw:stroke-dash draw:name="SysDot" draw:style="rect" draw:dots1="1" draw:dots1-length="0.106cm" draw:distance="0.106cm"/>
  </office:styles>
</office:document-styles>
</file>